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UnPilgi" svg:font-family="UnPilgi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808080" draw:opacity="20%" draw:textarea-horizontal-align="justify" draw:textarea-vertical-align="middle" draw:auto-grow-height="false" fo:min-height="7.9cm" fo:min-width="18.514cm" fo:padding-top="0.165cm" fo:padding-bottom="0.165cm" fo:padding-left="0.29cm" fo:padding-right="0.29cm" fo:wrap-option="wrap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808080" draw:opacity="31%" draw:textarea-horizontal-align="justify" draw:textarea-vertical-align="middle" draw:auto-grow-height="false" fo:min-height="5.157cm" fo:min-width="12.898cm" fo:padding-top="0.165cm" fo:padding-bottom="0.165cm" fo:padding-left="0.29cm" fo:padding-right="0.29cm" fo:wrap-option="wrap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666666" draw:opacity="31%" draw:textarea-horizontal-align="justify" draw:textarea-vertical-align="middle" draw:auto-grow-height="false" fo:min-height="2.414cm" fo:min-width="6.159cm" fo:padding-top="0.165cm" fo:padding-bottom="0.165cm" fo:padding-left="0.29cm" fo:padding-right="0.29cm" fo:wrap-option="wrap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666666" draw:opacity="10%" draw:textarea-horizontal-align="justify" draw:textarea-vertical-align="middle" draw:auto-grow-height="false" fo:min-height="6.726cm" fo:min-width="5.432cm" fo:padding-top="0.165cm" fo:padding-bottom="0.165cm" fo:padding-left="0.29cm" fo:padding-right="0.29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16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text-position="0% 100%" style:font-name="TeX Gyre DejaVu Math" fo:font-size="20pt"/>
    </style:style>
    <style:style style:name="P2" style:family="paragraph">
      <loext:graphic-properties draw:fill="solid" draw:fill-color="#808080" draw:opacity="20%"/>
      <style:paragraph-properties fo:text-align="center"/>
      <style:text-properties style:text-position="0% 100%" style:font-name="TeX Gyre DejaVu Math" fo:font-size="20pt"/>
    </style:style>
    <style:style style:name="P3" style:family="paragraph">
      <loext:graphic-properties draw:fill="solid" draw:fill-color="#808080" draw:opacity="31%"/>
      <style:paragraph-properties fo:text-align="center"/>
      <style:text-properties style:text-position="0% 100%" style:font-name="TeX Gyre DejaVu Math" fo:font-size="20pt"/>
    </style:style>
    <style:style style:name="P4" style:family="paragraph">
      <style:paragraph-properties fo:text-align="center"/>
      <style:text-properties style:font-name="TeX Gyre DejaVu Math"/>
    </style:style>
    <style:style style:name="P5" style:family="paragraph">
      <loext:graphic-properties draw:fill="solid" draw:fill-color="#666666" draw:opacity="31%"/>
      <style:paragraph-properties fo:text-align="center"/>
      <style:text-properties style:text-position="0% 100%" style:font-name="TeX Gyre DejaVu Math" fo:font-size="20pt"/>
    </style:style>
    <style:style style:name="P6" style:family="paragraph">
      <loext:graphic-properties draw:fill="solid" draw:fill-color="#666666" draw:opacity="10%"/>
      <style:paragraph-properties fo:text-align="center"/>
      <style:text-properties style:text-position="0% 100%" style:font-name="TeX Gyre DejaVu Math" fo:font-size="20pt"/>
    </style:style>
    <style:style style:name="P7" style:family="paragraph">
      <style:text-properties style:text-position="0% 100%" style:font-name="TeX Gyre DejaVu Math" fo:font-size="20pt" style:font-size-asian="16pt" style:font-size-complex="16pt"/>
    </style:style>
    <style:style style:name="P8" style:family="paragraph">
      <loext:graphic-properties draw:fill="none" draw:fill-color="#ffffff"/>
      <style:text-properties style:text-position="0% 100%" style:font-name="TeX Gyre DejaVu Math" fo:font-size="20pt" style:font-size-asian="16pt" style:font-size-complex="16pt"/>
    </style:style>
    <style:style style:name="P9" style:family="paragraph">
      <loext:graphic-properties draw:fill-color="#ffffff"/>
    </style:style>
    <style:style style:name="T1" style:family="text">
      <style:text-properties style:font-name="TeX Gyre DejaVu Math"/>
    </style:style>
    <style:style style:name="T2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27cm" svg:height="11.638cm" svg:x="0.5cm" svg:y="3.86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9.06cm" svg:height="7.759cm" svg:x="2.088cm" svg:y="6.07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9.529cm" svg:height="3.88cm" svg:x="4.471cm" svg:y="8.295cm">
          <text:p text:style-name="P4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8.5cm" svg:height="9.976cm" svg:x="12.648cm" svg:y="0.5cm"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8" draw:layer="layout" svg:width="7.147cm" svg:height="1.685cm" svg:x="14.853cm" svg:y="2cm">
          <draw:text-box>
            <text:p text:style-name="P7"><text:span text:style-name="T2">N</text:span><text:span text:style-name="T2">P-</text:span><text:span text:style-name="T2">dif</text:span><text:span text:style-name="T2">fic</text:span><text:span text:style-name="T2">ile</text:span></text:p>
          </draw:text-box>
        </draw:frame>
        <draw:frame draw:style-name="gr6" draw:text-style-name="P8" draw:layer="layout" svg:width="2.383cm" svg:height="1.067cm" svg:x="12.617cm" svg:y="12.175cm">
          <draw:text-box>
            <text:p text:style-name="P7"><text:span text:style-name="T2">NP</text:span></text:p>
          </draw:text-box>
        </draw:frame>
        <draw:frame draw:style-name="gr7" draw:text-style-name="P8" draw:layer="layout" svg:width="1.589cm" svg:height="1.068cm" svg:x="6.911cm" svg:y="9.932cm">
          <draw:text-box>
            <text:p text:style-name="P7"><text:span text:style-name="T2">P</text:span></text:p>
          </draw:text-box>
        </draw:frame>
        <draw:frame draw:style-name="gr8" draw:text-style-name="P8" draw:layer="layout" svg:width="7.146cm" svg:height="1.131cm" svg:x="14.354cm" svg:y="8cm">
          <draw:text-box>
            <text:p text:style-name="P7"><text:span text:style-name="T2">NP-complet</text:span></text:p>
          </draw:text-box>
        </draw:frame>
        <draw:frame draw:style-name="gr9" draw:text-style-name="P8" draw:layer="layout" svg:width="2.383cm" svg:height="1.066cm" svg:x="18cm" svg:y="13.431cm">
          <draw:text-box>
            <text:p text:style-name="P7"><text:span text:style-name="T2">#P</text:span></text:p>
          </draw:text-box>
        </draw:frame>
        <draw:frame draw:style-name="gr5" draw:text-style-name="P8" draw:layer="layout" svg:width="7.147cm" svg:height="1.685cm" svg:x="14.853cm" svg:y="4.815cm">
          <draw:text-box>
            <text:p text:style-name="P7"><text:span text:style-name="T2">#P-complet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UnPilgi" svg:font-family="UnPilgi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7T13:56:19.539354085</meta:creation-date>
    <dc:date>2024-07-19T19:10:29.574958779</dc:date>
    <meta:editing-duration>P2DT4H42M58S</meta:editing-duration>
    <meta:editing-cycles>1</meta:editing-cycles>
    <meta:document-statistic meta:object-count="33"/>
    <meta:generator>LibreOffice/7.3.7.2$Linux_X86_64 LibreOffice_project/30$Build-2</meta:generator>
  </office:meta>
</office:document-meta>
</file>